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T10_14" style:family="text">
      <style:text-properties style:font-name="Verdana" fo:font-size="12pt" style:font-name-asian="Verdana" style:font-size-asian="12pt" style:font-name-complex="Verdana" style:font-size-complex="12pt"/>
    </style:style>
    <style:style style:name="T10_15" style:family="text">
      <style:text-properties style:font-name="Verdana" fo:font-size="12pt" style:font-name-asian="Verdana" style:font-size-asian="12pt" style:font-name-complex="Verdana" style:font-size-complex="12pt"/>
    </style:style>
    <style:style style:name="T10_16" style:family="text">
      <style:text-properties style:font-name="Verdana" fo:font-size="12pt" style:font-name-asian="Verdana" style:font-size-asian="12pt" style:font-name-complex="Verdana" style:font-size-complex="12pt"/>
    </style:style>
    <style:style style:name="T10_17" style:family="text">
      <style:text-properties style:font-name="Verdana" fo:font-size="12pt" style:font-name-asian="Verdana" style:font-size-asian="12pt" style:font-name-complex="Verdana" style:font-size-complex="12pt"/>
    </style:style>
    <style:style style:name="T10_18" style:family="text">
      <style:text-properties style:font-name="Verdana" fo:font-size="12pt" style:font-name-asian="Verdana" style:font-size-asian="12pt" style:font-name-complex="Verdana" style:font-size-complex="12pt"/>
    </style:style>
    <style:style style:name="T10_19" style:family="text">
      <style:text-properties style:font-name="Verdana" fo:font-size="12pt" style:font-name-asian="Verdana" style:font-size-asian="12pt" style:font-name-complex="Verdana" style:font-size-complex="12pt"/>
    </style:style>
    <style:style style:name="T10_20" style:family="text">
      <style:text-properties style:font-name="Verdana" fo:font-size="12pt" style:font-name-asian="Verdana" style:font-size-asian="12pt" style:font-name-complex="Verdana" style:font-size-complex="12pt"/>
    </style:style>
    <style:style style:name="T10_2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2" style:family="text">
      <style:text-properties style:font-name="Verdana" fo:font-size="12pt" style:font-name-asian="Verdana" style:font-size-asian="12pt" style:font-name-complex="Verdana" style:font-size-complex="12pt"/>
    </style:style>
    <style:style style:name="T10_23" style:family="text">
      <style:text-properties style:font-name="Verdana" fo:font-size="12pt" style:font-name-asian="Verdana" style:font-size-asian="12pt" style:font-name-complex="Verdana" style:font-size-complex="12pt"/>
    </style:style>
    <style:style style:name="T10_24" style:family="text">
      <style:text-properties style:font-name="Verdana" fo:font-size="12pt" style:font-name-asian="Verdana" style:font-size-asian="12pt" style:font-name-complex="Verdana" style:font-size-complex="12pt"/>
    </style:style>
    <style:style style:name="T10_25" style:family="text">
      <style:text-properties style:font-name="Verdana" fo:font-size="12pt" style:font-name-asian="Verdana" style:font-size-asian="12pt" style:font-name-complex="Verdana" style:font-size-complex="12pt"/>
    </style:style>
    <style:style style:name="T10_26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2" style:family="paragraph" style:parent-style-name="Standard">
      <style:paragraph-properties fo:break-before="auto" fo:text-indent="0cm" fo:margin-left="1.27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_20" style:family="text">
      <style:text-properties style:font-name="Verdana" fo:font-size="12pt" style:font-name-asian="Verdana" style:font-size-asian="12pt" style:font-name-complex="Verdana" style:font-size-complex="12pt"/>
    </style:style>
    <style:style style:name="T15_2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2" style:family="text">
      <style:text-properties style:font-name="Verdana" fo:font-size="12pt" style:font-name-asian="Verdana" style:font-size-asian="12pt" style:font-name-complex="Verdana" style:font-size-complex="12pt"/>
    </style:style>
    <style:style style:name="T15_23" style:family="text">
      <style:text-properties style:font-name="Verdana" fo:font-size="12pt" style:font-name-asian="Verdana" style:font-size-asian="12pt" style:font-name-complex="Verdana" style:font-size-complex="12pt"/>
    </style:style>
    <style:style style:name="T15_24" style:family="text">
      <style:text-properties style:font-name="Verdana" fo:font-size="12pt" style:font-name-asian="Verdana" style:font-size-asian="12pt" style:font-name-complex="Verdana" style:font-size-complex="12pt"/>
    </style:style>
    <style:style style:name="T15_25" style:family="text">
      <style:text-properties style:font-name="Verdana" fo:font-size="12pt" style:font-name-asian="Verdana" style:font-size-asian="12pt" style:font-name-complex="Verdana" style:font-size-complex="12pt"/>
    </style:style>
    <style:style style:name="T15_26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17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text-indent="0cm" fo:margin-left="1.27cm" style:writing-mode="lr-tb"/>
    </style:style>
    <style:style style:name="T1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9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27-04-12</text:span></text:p>
      <text:p text:style-name="P4"><text:span text:style-name="T4_1">Time</text:span><text:span text:style-name="T4_2">:<text:s/></text:span></text:p>
      <text:p text:style-name="P5"><text:span text:style-name="T5_1">Facilitator</text:span><text:span text:style-name="T5_2">:<text:s/></text:span><text:span text:style-name="T5_3">John</text:span><text:span text:style-name="T5_4"><text:s/></text:span><text:span text:style-name="T5_5">Hult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Deadlines</text:span><text:span text:style-name="T9_3">.<text:s/></text:span><text:span text:style-name="T9_4">Are</text:span><text:span text:style-name="T9_5"><text:s/></text:span><text:span text:style-name="T9_6">we</text:span><text:span text:style-name="T9_7"><text:s/></text:span><text:span text:style-name="T9_8">up</text:span><text:span text:style-name="T9_9"><text:s/></text:span><text:span text:style-name="T9_10">to</text:span><text:span text:style-name="T9_11"><text:s/></text:span><text:span text:style-name="T9_12">date</text:span><text:span text:style-name="T9_13">?</text:span></text:p>
      <text:p text:style-name="P10"><text:span text:style-name="T10_1">UC</text:span><text:span text:style-name="T10_2">:<text:s/></text:span><text:span text:style-name="T10_3">RAM</text:span><text:span text:style-name="T10_4"><text:s/></text:span><text:span text:style-name="T10_5">requires</text:span><text:span text:style-name="T10_6"><text:s/></text:span><text:span text:style-name="T10_7">other</text:span><text:span text:style-name="T10_8"><text:s/></text:span><text:span text:style-name="T10_9">kind</text:span><text:span text:style-name="T10_10"><text:s/></text:span><text:span text:style-name="T10_11">of</text:span><text:span text:style-name="T10_12"><text:s/></text:span><text:span text:style-name="T10_13">collision</text:span><text:span text:style-name="T10_14">,<text:s/></text:span><text:span text:style-name="T10_15">maybe</text:span><text:span text:style-name="T10_16"><text:s/></text:span><text:span text:style-name="T10_17">bouncing</text:span><text:span text:style-name="T10_18"><text:s/></text:span><text:span text:style-name="T10_19">or</text:span><text:span text:style-name="T10_20"><text:s/></text:span><text:span text:style-name="T10_21">something</text:span><text:span text:style-name="T10_22"><text:s/></text:span><text:span text:style-name="T10_23">like</text:span><text:span text:style-name="T10_24"><text:s/></text:span><text:span text:style-name="T10_25">that</text:span><text:span text:style-name="T10_26">.</text:span></text:p>
      <text:p text:style-name="P11"><text:span text:style-name="T11_1">Reports</text:span><text:span text:style-name="T11_2"><text:s/>(15<text:s/></text:span><text:span text:style-name="T11_3">min</text:span><text:span text:style-name="T11_4">)</text:span></text:p>
      <text:p text:style-name="P12"><text:span text:style-name="T12_1">What</text:span><text:span text:style-name="T12_2"><text:s/></text:span><text:span text:style-name="T12_3">have</text:span><text:span text:style-name="T12_4"><text:s/></text:span><text:span text:style-name="T12_5">we</text:span><text:span text:style-name="T12_6"><text:s/></text:span><text:span text:style-name="T12_7">done</text:span><text:span text:style-name="T12_8">?</text:span></text:p>
      <text:p text:style-name="P13"><text:span text:style-name="T13_1">Discussion</text:span><text:span text:style-name="T13_2"><text:s/></text:span><text:span text:style-name="T13_3">items</text:span><text:span text:style-name="T13_4"><text:s/>(35<text:s/></text:span><text:span text:style-name="T13_5">min</text:span><text:span text:style-name="T13_6">)</text:span></text:p>
      <text:p text:style-name="P14"><text:span text:style-name="T14_1">Model</text:span><text:span text:style-name="T14_2"><text:s/></text:span><text:span text:style-name="T14_3">redesign</text:span><text:span text:style-name="T14_4">?</text:span></text:p>
      <text:p text:style-name="P15"><text:span text:style-name="T15_1">Division</text:span><text:span text:style-name="T15_2"><text:s/></text:span><text:span text:style-name="T15_3">of</text:span><text:span text:style-name="T15_4"><text:s/></text:span><text:span text:style-name="T15_5">work</text:span><text:span text:style-name="T15_6"><text:s/></text:span><text:span text:style-name="T15_7">concerning</text:span><text:span text:style-name="T15_8"><text:s/></text:span><text:span text:style-name="T15_9">tests</text:span><text:span text:style-name="T15_10">.<text:s/></text:span><text:span text:style-name="T15_11">We</text:span><text:span text:style-name="T15_12"><text:s/></text:span><text:span text:style-name="T15_13">should</text:span><text:span text:style-name="T15_14"><text:s/></text:span><text:span text:style-name="T15_15">have</text:span><text:span text:style-name="T15_16"><text:s/></text:span><text:span text:style-name="T15_17">a</text:span><text:span text:style-name="T15_18"><text:s/></text:span><text:span text:style-name="T15_19">deadline</text:span><text:span text:style-name="T15_20">.<text:s/></text:span><text:span text:style-name="T15_21">Line</text:span><text:span text:style-name="T15_22"><text:s/></text:span><text:span text:style-name="T15_23">of</text:span><text:span text:style-name="T15_24"><text:s/></text:span><text:span text:style-name="T15_25">death</text:span><text:span text:style-name="T15_26">.</text:span></text:p>
      <text:p text:style-name="P16"><text:span text:style-name="T16_1">Outcomes</text:span><text:span text:style-name="T16_2"><text:s/></text:span><text:span text:style-name="T16_3">and</text:span><text:span text:style-name="T16_4"><text:s/></text:span><text:span text:style-name="T16_5">assignments</text:span><text:span text:style-name="T16_6"><text:s/>(5<text:s/></text:span><text:span text:style-name="T16_7">min</text:span><text:span text:style-name="T16_8">)</text:span></text:p>
      <text:p text:style-name="P17"><text:span text:style-name="T17_1">See</text:span><text:span text:style-name="T17_2"><text:s/></text:span><text:span text:style-name="T17_3">protocol</text:span><text:span text:style-name="T17_4"><text:s/></text:span></text:p>
      <text:p text:style-name="P18"><text:span text:style-name="T18_1">Wrap</text:span><text:span text:style-name="T18_2"><text:s/></text:span><text:span text:style-name="T18_3">up</text:span></text:p>
      <text:p text:style-name="P19"><text:span text:style-name="T19_1">Next</text:span><text:span text:style-name="T19_2"><text:s/></text:span><text:span text:style-name="T19_3">meeting</text:span><text:span text:style-name="T19_4"><text:s/>: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